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ka CLM" svg:font-family="'Anka CLM'" style:font-pitch="variable"/>
    <style:font-face style:name="David CLM" svg:font-family="'David CLM'" style:font-pitch="variable"/>
    <style:font-face style:name="David CLM1" svg:font-family="'David CLM'" style:font-family-generic="system" style:font-pitch="variable"/>
    <style:font-face style:name="Frank Ruehl CLM" svg:font-family="'Frank Ruehl CL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Noto Sans Hebrew" svg:font-family="'Noto Sans Hebrew'" style:font-family-generic="system" style:font-pitch="variable"/>
    <style:font-face style:name="Ubuntu" svg:font-family="Ubuntu" style:font-pitch="variable"/>
    <style:font-face style:name="WenQuanYi Micro Hei" svg:font-family="'WenQuanYi Micro Hei'" style:font-family-generic="system" style:font-pitch="variable"/>
  </office:font-face-decls>
  <office:automatic-styles>
    <style:style style:name="Tabulka1" style:family="table">
      <style:table-properties style:width="16.995cm" table:align="right"/>
    </style:style>
    <style:style style:name="Tabulka1.A" style:family="table-column">
      <style:table-column-properties style:column-width="3.209cm"/>
    </style:style>
    <style:style style:name="Tabulka1.B" style:family="table-column">
      <style:table-column-properties style:column-width="3cm"/>
    </style:style>
    <style:style style:name="Tabulka1.C" style:family="table-column">
      <style:table-column-properties style:column-width="4.486cm"/>
    </style:style>
    <style:style style:name="Tabulka1.D" style:family="table-column">
      <style:table-column-properties style:column-width="6.301cm"/>
    </style:style>
    <style:style style:name="Tabulka2" style:family="table">
      <style:table-properties style:width="17cm" table:align="margins"/>
    </style:style>
    <style:style style:name="Tabulka2.A" style:family="table-column">
      <style:table-column-properties style:column-width="3.399cm" style:rel-column-width="13104*"/>
    </style:style>
    <style:style style:name="Tabulka2.B" style:family="table-column">
      <style:table-column-properties style:column-width="3.611cm" style:rel-column-width="13920*"/>
    </style:style>
    <style:style style:name="Tabulka2.C" style:family="table-column">
      <style:table-column-properties style:column-width="4.297cm" style:rel-column-width="16565*"/>
    </style:style>
    <style:style style:name="Tabulka2.D" style:family="table-column">
      <style:table-column-properties style:column-width="5.694cm" style:rel-column-width="21946*"/>
    </style:style>
    <style:style style:name="Tabulka3" style:family="table">
      <style:table-properties style:width="17cm" table:align="margins"/>
    </style:style>
    <style:style style:name="Tabulka3.A" style:family="table-column">
      <style:table-column-properties style:column-width="2.399cm" style:rel-column-width="9250*"/>
    </style:style>
    <style:style style:name="Tabulka3.B" style:family="table-column">
      <style:table-column-properties style:column-width="1.591cm" style:rel-column-width="6130*"/>
    </style:style>
    <style:style style:name="Tabulka3.C" style:family="table-column">
      <style:table-column-properties style:column-width="2.508cm" style:rel-column-width="9671*"/>
    </style:style>
    <style:style style:name="Tabulka3.D" style:family="table-column">
      <style:table-column-properties style:column-width="4.994cm" style:rel-column-width="19248*"/>
    </style:style>
    <style:style style:name="Tabulka3.E" style:family="table-column">
      <style:table-column-properties style:column-width="5.509cm" style:rel-column-width="21236*"/>
    </style:style>
    <style:style style:name="Tabulka4" style:family="table">
      <style:table-properties style:width="17cm" table:align="margins"/>
    </style:style>
    <style:style style:name="Tabulka4.A" style:family="table-column">
      <style:table-column-properties style:column-width="2.593cm" style:rel-column-width="9998*"/>
    </style:style>
    <style:style style:name="Tabulka4.B" style:family="table-column">
      <style:table-column-properties style:column-width="1.796cm" style:rel-column-width="6919*"/>
    </style:style>
    <style:style style:name="Tabulka4.C" style:family="table-column">
      <style:table-column-properties style:column-width="2.512cm" style:rel-column-width="9685*"/>
    </style:style>
    <style:style style:name="Tabulka4.D" style:family="table-column">
      <style:table-column-properties style:column-width="4.8cm" style:rel-column-width="18500*"/>
    </style:style>
    <style:style style:name="Tabulka4.E" style:family="table-column">
      <style:table-column-properties style:column-width="5.3cm" style:rel-column-width="20433*"/>
    </style:style>
    <style:style style:name="P1" style:family="paragraph" style:parent-style-name="Standard">
      <style:text-properties style:font-name="Ubuntu" style:font-name-complex="Ubuntu"/>
    </style:style>
    <style:style style:name="P2" style:family="paragraph" style:parent-style-name="Standard">
      <style:paragraph-properties fo:text-align="end" style:justify-single-word="false" style:writing-mode="rl-tb"/>
      <style:text-properties style:font-name="Ubuntu" style:font-name-complex="Ubuntu"/>
    </style:style>
    <style:style style:name="P3" style:family="paragraph" style:parent-style-name="Standard">
      <style:paragraph-properties fo:text-align="end" style:justify-single-word="false" style:writing-mode="rl-tb"/>
      <style:text-properties style:font-name="Ubuntu" officeooo:paragraph-rsid="00092972" style:font-name-complex="Ubuntu"/>
    </style:style>
    <style:style style:name="P4" style:family="paragraph" style:parent-style-name="Standard">
      <style:text-properties style:font-name="Ubuntu" officeooo:paragraph-rsid="00092972" style:font-name-complex="Ubuntu"/>
    </style:style>
    <style:style style:name="P5" style:family="paragraph" style:parent-style-name="Standard">
      <style:paragraph-properties fo:break-before="page"/>
      <style:text-properties style:font-name="Ubuntu" officeooo:paragraph-rsid="00092972" style:font-name-complex="Ubuntu"/>
    </style:style>
    <style:style style:name="P6" style:family="paragraph" style:parent-style-name="Standard">
      <style:paragraph-properties fo:text-align="start" style:justify-single-word="false" style:writing-mode="lr-tb"/>
      <style:text-properties style:font-name="Ubuntu" officeooo:paragraph-rsid="00092972" style:font-name-complex="Ubuntu"/>
    </style:style>
    <style:style style:name="P7" style:family="paragraph" style:parent-style-name="Standard">
      <style:paragraph-properties fo:break-before="page"/>
      <style:text-properties style:font-name="Ubuntu" style:font-name-complex="Ubuntu"/>
    </style:style>
    <style:style style:name="P8" style:family="paragraph" style:parent-style-name="Heading_20_3">
      <style:paragraph-properties fo:break-before="page"/>
      <style:text-properties style:font-name="Ubuntu" officeooo:paragraph-rsid="00092972" style:font-name-complex="Ubuntu"/>
    </style:style>
    <style:style style:name="P9" style:family="paragraph" style:parent-style-name="Preformatted_20_Text">
      <style:paragraph-properties fo:margin-top="0cm" fo:margin-bottom="0.499cm" style:contextual-spacing="false"/>
    </style:style>
    <style:style style:name="P10" style:family="paragraph" style:parent-style-name="Standard">
      <style:paragraph-properties fo:text-align="end" style:justify-single-word="false" style:writing-mode="rl-tb"/>
      <style:text-properties style:font-name="Ubuntu" fo:font-size="16pt" style:font-size-asian="16pt" style:font-name-complex="David CLM" style:font-size-complex="16pt"/>
    </style:style>
    <style:style style:name="P11" style:family="paragraph" style:parent-style-name="Standard">
      <style:text-properties style:font-name="Ubuntu" fo:font-size="16pt" style:font-size-asian="16pt" style:font-name-complex="David CLM" style:font-size-complex="16pt"/>
    </style:style>
    <style:style style:name="P12" style:family="paragraph" style:parent-style-name="Standard">
      <style:text-properties style:font-name="Ubuntu" officeooo:paragraph-rsid="00092972" style:font-name-complex="Ubunt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kce 1: Média a Aktuality</text:p>
      <text:p text:style-name="P1"/>
      <text:p text:style-name="P1"/>
      <text:p text:style-name="P1">Článek </text:p>
      <text:p text:style-name="P10">הבוקר פורסם כי הממשלה החליטה להשקיע משאבים נוספים בשיפור התשתיות. השר הממונה ציין כי המהלך נועד לחזק את הכלכלה ולספק מקומות עבודה חדשים. התושבים מקווים כי המהלך יבוצע במהירות וישפר את איכות חייהם.</text:p>
      <text:p text:style-name="P2"/>
      <text:p text:style-name="P1"/>
      <text:p text:style-name="P1">Slovíčka </text:p>
      <table:table table:name="Tabulka1" table:style-name="Tabulka1">
        <table:table-column table:style-name="Tabulka1.A"/>
        <table:table-column table:style-name="Tabulka1.B"/>
        <table:table-column table:style-name="Tabulka1.C"/>
        <table:table-column table:style-name="Tabulka1.D"/>
        <table:table-row>
          <table:table-cell office:value-type="string">
            <text:p text:style-name="P4">Hebrejsky</text:p>
          </table:table-cell>
          <table:table-cell office:value-type="string">
            <text:p text:style-name="P4">Výslovnost</text:p>
          </table:table-cell>
          <table:table-cell office:value-type="string">
            <text:p text:style-name="P4">Význam</text:p>
          </table:table-cell>
          <table:table-cell office:value-type="string">
            <text:p text:style-name="P3">Příklad</text:p>
          </table:table-cell>
        </table:table-row>
        <table:table-row>
          <table:table-cell office:value-type="string">
            <text:p text:style-name="P11">לפרסם</text:p>
          </table:table-cell>
          <table:table-cell office:value-type="string">
            <text:p text:style-name="P1">Lefarsem</text:p>
          </table:table-cell>
          <table:table-cell office:value-type="string">
            <text:p text:style-name="P1">publikovat / zveřejnit</text:p>
          </table:table-cell>
          <table:table-cell office:value-type="string">
            <text:p text:style-name="P10">פורסם כי הממשלה החליטה</text:p>
          </table:table-cell>
        </table:table-row>
        <table:table-row>
          <table:table-cell office:value-type="string">
            <text:p text:style-name="P11">ממשלה</text:p>
          </table:table-cell>
          <table:table-cell office:value-type="string">
            <text:p text:style-name="P1">Memšala</text:p>
          </table:table-cell>
          <table:table-cell office:value-type="string">
            <text:p text:style-name="P1">vláda</text:p>
          </table:table-cell>
          <table:table-cell office:value-type="string">
            <text:p text:style-name="P10">הממשלה החליטה להשקיע</text:p>
          </table:table-cell>
        </table:table-row>
        <table:table-row>
          <table:table-cell office:value-type="string">
            <text:p text:style-name="P11">להשקיע</text:p>
          </table:table-cell>
          <table:table-cell office:value-type="string">
            <text:p text:style-name="P1">Lehaškia</text:p>
          </table:table-cell>
          <table:table-cell office:value-type="string">
            <text:p text:style-name="P1">investovat</text:p>
          </table:table-cell>
          <table:table-cell office:value-type="string">
            <text:p text:style-name="P10">להשקיע משאבים נוספים</text:p>
          </table:table-cell>
        </table:table-row>
        <table:table-row>
          <table:table-cell office:value-type="string">
            <text:p text:style-name="P11">משאבים</text:p>
          </table:table-cell>
          <table:table-cell office:value-type="string">
            <text:p text:style-name="P1">Mašavim</text:p>
          </table:table-cell>
          <table:table-cell office:value-type="string">
            <text:p text:style-name="P1">zdroje</text:p>
          </table:table-cell>
          <table:table-cell office:value-type="string">
            <text:p text:style-name="P10">משאבים כלכליים</text:p>
          </table:table-cell>
        </table:table-row>
        <table:table-row>
          <table:table-cell office:value-type="string">
            <text:p text:style-name="P11">תשתית</text:p>
          </table:table-cell>
          <table:table-cell office:value-type="string">
            <text:p text:style-name="P1">Taštit</text:p>
          </table:table-cell>
          <table:table-cell office:value-type="string">
            <text:p text:style-name="P1">infrastruktura</text:p>
          </table:table-cell>
          <table:table-cell office:value-type="string">
            <text:p text:style-name="P10">שיפור התשתיות בצפון</text:p>
          </table:table-cell>
        </table:table-row>
        <table:table-row>
          <table:table-cell office:value-type="string">
            <text:p text:style-name="P11">ממונה</text:p>
          </table:table-cell>
          <table:table-cell office:value-type="string">
            <text:p text:style-name="P1">Memune</text:p>
          </table:table-cell>
          <table:table-cell office:value-type="string">
            <text:p text:style-name="P1">pověřený / odpovědný</text:p>
          </table:table-cell>
          <table:table-cell office:value-type="string">
            <text:p text:style-name="P10">השר הממונה על הפרויקט</text:p>
          </table:table-cell>
        </table:table-row>
        <table:table-row>
          <table:table-cell office:value-type="string">
            <text:p text:style-name="P11">מהלך</text:p>
          </table:table-cell>
          <table:table-cell office:value-type="string">
            <text:p text:style-name="P1">Mahalach</text:p>
          </table:table-cell>
          <table:table-cell office:value-type="string">
            <text:p text:style-name="P1">krok / proces / tah</text:p>
          </table:table-cell>
          <table:table-cell office:value-type="string">
            <text:p text:style-name="P10">המהלך נועד לחזק</text:p>
          </table:table-cell>
        </table:table-row>
        <table:table-row>
          <table:table-cell office:value-type="string">
            <text:p text:style-name="P11">נועד</text:p>
          </table:table-cell>
          <table:table-cell office:value-type="string">
            <text:p text:style-name="P1">No'ad</text:p>
          </table:table-cell>
          <table:table-cell office:value-type="string">
            <text:p text:style-name="P1">určen k / má za cíl</text:p>
          </table:table-cell>
          <table:table-cell office:value-type="string">
            <text:p text:style-name="P10">הפרויקט נועד לתושבים</text:p>
          </table:table-cell>
        </table:table-row>
        <table:table-row>
          <table:table-cell office:value-type="string">
            <text:p text:style-name="P11">כלכלה</text:p>
          </table:table-cell>
          <table:table-cell office:value-type="string">
            <text:p text:style-name="P1">Kalkala</text:p>
          </table:table-cell>
          <table:table-cell office:value-type="string">
            <text:p text:style-name="P1">ekonomika</text:p>
          </table:table-cell>
          <table:table-cell office:value-type="string">
            <text:p text:style-name="P10">הכלכלה המקומית חזקה</text:p>
          </table:table-cell>
        </table:table-row>
        <table:table-row>
          <table:table-cell office:value-type="string">
            <text:p text:style-name="P11">תושב</text:p>
          </table:table-cell>
          <table:table-cell office:value-type="string">
            <text:p text:style-name="P1">Tošav</text:p>
          </table:table-cell>
          <table:table-cell office:value-type="string">
            <text:p text:style-name="P1">obyvatel</text:p>
          </table:table-cell>
          <table:table-cell office:value-type="string">
            <text:p text:style-name="P10">התושבים גרים בצפון</text:p>
          </table:table-cell>
        </table:table-row>
      </table:table>
      <text:p text:style-name="P1"/>
      <text:p text:style-name="P1"/>
      <text:p text:style-name="P1">Gramatický výklad </text:p>
      <text:p text:style-name="P1">V textu vidíme vazbu נועד ל- (No'ad le-). Jde o kořen נ.ע.ד v kmeni Nif'al. V moderní hebrejštině se používá pro vyjádření účelu nebo určení (např. Tato kniha je určena pro děti – הספר הזה נועד לילדים). Je to <text:s/>elegantnější než používat prosté "pro" (bišvil).</text:p>
      <text:p text:style-name="P1"/>
      <text:p text:style-name="P1"/>
      <text:p text:style-name="P1">Anki Export (CSV pro import do Anki)</text:p>
      <text:p text:style-name="P1"><text:s/>1 לפרסם;publikovat / zveřejnit;Lefarsem;פורסם כי הממשלה החליטה</text:p>
      <text:p text:style-name="P1"><text:s/>2 ממשלה;vláda;Memšala;הממשלה החליטה להשקיע</text:p>
      <text:p text:style-name="P1"><text:s/>3 להשקיע;investovat;Lehaškia;להשקיע משאבים נוספים</text:p>
      <text:p text:style-name="P1"><text:s/>4 משאבים;zdroje;Mašavim;משáבים כלכליים</text:p>
      <text:p text:style-name="P1"><text:s/>5 תשתית;infrastruktura;Taštit;שיפור התשתיות בצפון</text:p>
      <text:p text:style-name="P1"><text:s/>6 ממונה;pověřený / odpovědný;Memune;השר הממונה על הפרויקט</text:p>
      <text:p text:style-name="P1"><text:s/>7 מהלך;krok / proces / tah;Mahalach;המהלך נועד לחזק</text:p>
      <text:p text:style-name="P1"><text:s/>8 נועד;určen k / má za cíl;No'ad;הפרויקט נועד לתושבים</text:p>
      <text:p text:style-name="P1"><text:s/>9 כלכלה;ekonomika;Kalkala;הכלכלה המקומית חזקה</text:p>
      <text:p text:style-name="P1">10 תושב;obyvatel;Tošav;התושבים גרים בצפון</text:p>
      <text:p text:style-name="P1"/>
      <text:p text:style-name="P7">Lekce 2: Technologie a High-tech (Startup Nation)</text:p>
      <text:p text:style-name="P1"/>
      <text:p text:style-name="P1"/>
      <text:p text:style-name="P1">Článek </text:p>
      <text:p text:style-name="P3">ישראל ידועה בעולם כ"אומת הסטארט-אפ". חברות ישראליות רבות מפתחות טכנולוגיה חדשנית בתחומי הבינה המלאכותית והסייבר. כל חברה מנסה למצוא פתרון לבעיה גלובלית וליצור מוצר מו</text:p>
      <text:p text:style-name="P3">צלח שישרת מיליוני משתמשים ברחבי העולם. מרכז הפיתוח בתל אביב נחשב לאחד המובילים </text:p>
      <text:p text:style-name="P3">בעולם.</text:p>
      <text:p text:style-name="P1"/>
      <text:p text:style-name="P1"/>
      <text:p text:style-name="P1">Slovíčka </text:p>
      <table:table table:name="Tabulka2" table:style-name="Tabulka2">
        <table:table-column table:style-name="Tabulka2.A"/>
        <table:table-column table:style-name="Tabulka2.B"/>
        <table:table-column table:style-name="Tabulka2.C"/>
        <table:table-column table:style-name="Tabulka2.D"/>
        <table:table-row>
          <table:table-cell office:value-type="string">
            <text:p text:style-name="P1">Hebrejsky</text:p>
          </table:table-cell>
          <table:table-cell office:value-type="string">
            <text:p text:style-name="P1">Výslovnost</text:p>
          </table:table-cell>
          <table:table-cell office:value-type="string">
            <text:p text:style-name="P1">Význam</text:p>
          </table:table-cell>
          <table:table-cell office:value-type="string">
            <text:p text:style-name="P1">Příklad</text:p>
          </table:table-cell>
        </table:table-row>
        <table:table-row>
          <table:table-cell office:value-type="string">
            <text:p text:style-name="P1">לפתח</text:p>
          </table:table-cell>
          <table:table-cell office:value-type="string">
            <text:p text:style-name="P1">Lefateach</text:p>
          </table:table-cell>
          <table:table-cell office:value-type="string">
            <text:p text:style-name="P1">vyvíjet / rozvíjet</text:p>
          </table:table-cell>
          <table:table-cell office:value-type="string">
            <text:p text:style-name="P1">לפתח טכנולוגיה חדשה</text:p>
          </table:table-cell>
        </table:table-row>
        <table:table-row>
          <table:table-cell office:value-type="string">
            <text:p text:style-name="P1">חדשני</text:p>
          </table:table-cell>
          <table:table-cell office:value-type="string">
            <text:p text:style-name="P1">Chadašani</text:p>
          </table:table-cell>
          <table:table-cell office:value-type="string">
            <text:p text:style-name="P1">inovativní</text:p>
          </table:table-cell>
          <table:table-cell office:value-type="string">
            <text:p text:style-name="P1">מוצר חדשני ומעניין</text:p>
          </table:table-cell>
        </table:table-row>
        <table:table-row>
          <table:table-cell office:value-type="string">
            <text:p text:style-name="P1">תחום</text:p>
          </table:table-cell>
          <table:table-cell office:value-type="string">
            <text:p text:style-name="P1">Tchum</text:p>
          </table:table-cell>
          <table:table-cell office:value-type="string">
            <text:p text:style-name="P1">obor / oblast / sféra</text:p>
          </table:table-cell>
          <table:table-cell office:value-type="string">
            <text:p text:style-name="P1">בתחום הבינה המלאכותית</text:p>
          </table:table-cell>
        </table:table-row>
        <table:table-row>
          <table:table-cell office:value-type="string">
            <text:p text:style-name="P1">בינה מלאכותית</text:p>
          </table:table-cell>
          <table:table-cell office:value-type="string">
            <text:p text:style-name="P1">Bina Melachutit</text:p>
          </table:table-cell>
          <table:table-cell office:value-type="string">
            <text:p text:style-name="P1">umělá inteligence</text:p>
          </table:table-cell>
          <table:table-cell office:value-type="string">
            <text:p text:style-name="P1">עתיד הבינה המלאכותית</text:p>
          </table:table-cell>
        </table:table-row>
        <table:table-row>
          <table:table-cell office:value-type="string">
            <text:p text:style-name="P1">חברה</text:p>
          </table:table-cell>
          <table:table-cell office:value-type="string">
            <text:p text:style-name="P1">Chevra</text:p>
          </table:table-cell>
          <table:table-cell office:value-type="string">
            <text:p text:style-name="P1">společnost / firma</text:p>
          </table:table-cell>
          <table:table-cell office:value-type="string">
            <text:p text:style-name="P1">חברת סטארט-אפ</text:p>
          </table:table-cell>
        </table:table-row>
        <table:table-row>
          <table:table-cell office:value-type="string">
            <text:p text:style-name="P1">פתרון</text:p>
          </table:table-cell>
          <table:table-cell office:value-type="string">
            <text:p text:style-name="P1">Pitron</text:p>
          </table:table-cell>
          <table:table-cell office:value-type="string">
            <text:p text:style-name="P1">řešení</text:p>
          </table:table-cell>
          <table:table-cell office:value-type="string">
            <text:p text:style-name="P1">למצוא פתרון לבעיה</text:p>
          </table:table-cell>
        </table:table-row>
        <table:table-row>
          <table:table-cell office:value-type="string">
            <text:p text:style-name="P1">מוצר</text:p>
          </table:table-cell>
          <table:table-cell office:value-type="string">
            <text:p text:style-name="P1">Mutzar</text:p>
          </table:table-cell>
          <table:table-cell office:value-type="string">
            <text:p text:style-name="P1">produkt / výrobek</text:p>
          </table:table-cell>
          <table:table-cell office:value-type="string">
            <text:p text:style-name="P1">מוצר מוצלח מאוד</text:p>
          </table:table-cell>
        </table:table-row>
        <table:table-row>
          <table:table-cell office:value-type="string">
            <text:p text:style-name="P1">משתמש</text:p>
          </table:table-cell>
          <table:table-cell office:value-type="string">
            <text:p text:style-name="P1">Mištameš</text:p>
          </table:table-cell>
          <table:table-cell office:value-type="string">
            <text:p text:style-name="P1">uživatel</text:p>
          </table:table-cell>
          <table:table-cell office:value-type="string">
            <text:p text:style-name="P1">מיליוני משתמשים בעולם</text:p>
          </table:table-cell>
        </table:table-row>
        <table:table-row>
          <table:table-cell office:value-type="string">
            <text:p text:style-name="P1">פיתוח</text:p>
          </table:table-cell>
          <table:table-cell office:value-type="string">
            <text:p text:style-name="P1">Pituach</text:p>
          </table:table-cell>
          <table:table-cell office:value-type="string">
            <text:p text:style-name="P1">vývoj</text:p>
          </table:table-cell>
          <table:table-cell office:value-type="string">
            <text:p text:style-name="P1">מרכז פיתוח גדול</text:p>
          </table:table-cell>
        </table:table-row>
        <table:table-row>
          <table:table-cell office:value-type="string">
            <text:p text:style-name="P1">מוצלח</text:p>
          </table:table-cell>
          <table:table-cell office:value-type="string">
            <text:p text:style-name="P1">Mutzlach</text:p>
          </table:table-cell>
          <table:table-cell office:value-type="string">
            <text:p text:style-name="P1">úspěšný</text:p>
          </table:table-cell>
          <table:table-cell office:value-type="string">
            <text:p text:style-name="P1">פרויקט מוצלח ורווחי</text:p>
          </table:table-cell>
        </table:table-row>
      </table:table>
      <text:p text:style-name="P1"/>
      <text:p text:style-name="P1"/>
      <text:p text:style-name="P1">Gramatický výklad </text:p>
      <text:p text:style-name="P1">V textu se objevuje výraz בינה מלאכותית (Bina Melachutit). Všimněte si, že v hebrejštině přídavné jméno</text:p>
      <text:p text:style-name="P1">(mela-chu-tit) následuje až po podstatném jménu (bina) a musí s ním souhlasit v rodě (oba jsou v ženském rodě</text:p>
      <text:p text:style-name="P1">zakončeném na -it/-a).</text:p>
      <text:p text:style-name="P1">Dále si všimněte slova פיתוח (Pituach) – je to podstatné jméno slovesné od slovesa לפתח (Lefateach) z kmene</text:p>
      <text:p text:style-name="P1">Pi'el. Tento vzor (Ki-tu-ach) je pro Pi'el velmi typický.</text:p>
      <text:p text:style-name="P1"/>
      <text:p text:style-name="P1"/>
      <text:p text:style-name="P1">Anki Export (CSV pro import do Anki)</text:p>
      <text:p text:style-name="P1"><text:s/>1 לפתח;vyvíjet / rozvíjet;Lefateach;לפתח טכנולוגיה חדשה</text:p>
      <text:p text:style-name="P1"><text:s/>2 חדשני;inovativní;Chadašani;מוצר חדשני ומעניין</text:p>
      <text:p text:style-name="P1"><text:s/>3 תחום;obor / oblast / sféra;Tchum;בתחום הבינה המלאכותית</text:p>
      <text:p text:style-name="P1"><text:s/>4 בינה מלאכותית;umělá inteligence;Bina Melachutit;עתיד הבינה המלאכותית</text:p>
      <text:p text:style-name="P1"><text:s/>5 חברה;společnost / firma;Chevra;חברת סטארט-אפ</text:p>
      <text:p text:style-name="P1"><text:s/>6 פתרון;řešení;Pitron;למצוא פתרון לבעיה</text:p>
      <text:p text:style-name="P1"><text:s/>7 מוצר;produkt / výrobek;Mutzar;מוצר מוצלח מאוד</text:p>
      <text:p text:style-name="P1"><text:s/>8 משתמש;uživatel;Mištameš;מיליוני משתמשים בעולם</text:p>
      <text:p text:style-name="P1"><text:s/>9 פיתוח;vývoj;Pituach;מרכז פיתוח גדול</text:p>
      <text:p text:style-name="P1">10 מוצלח;úspěšný;Mutzlach;פרויקט מוצלח ורווחי</text:p>
      <text:p text:style-name="P1"/>
      <text:p text:style-name="P7">Lekce 3: Práce a Kariéra (עבודה וקריירה)</text:p>
      <text:p text:style-name="P1"/>
      <text:p text:style-name="P1"/>
      <text:p text:style-name="P4">Článek</text:p>
      <text:p text:style-name="P3">חיפוש עבודה בישראל דורש הכנה קפדנית. המועמד צריך לשלוח קורות חיים (קו"ח) מעודכנים ולהתכונן לראיון עבודה. במהלך הראיון, המעסיק בודק את הניסיון המקצועי של המועמד ואת היכולת שלו להשתלב בצוות. אם הראיון מוצלח, הצדדים חותמים על חוזה עבודה הכולל פרטים על המשכורת וההטבות.</text:p>
      <text:p text:style-name="P1"/>
      <text:p text:style-name="P1"/>
      <text:p text:style-name="P1">Slovíčka </text:p>
      <table:table table:name="Tabulka3" table:style-name="Tabulka3">
        <table:table-column table:style-name="Tabulka3.A"/>
        <table:table-column table:style-name="Tabulka3.B"/>
        <table:table-column table:style-name="Tabulka3.C"/>
        <table:table-column table:style-name="Tabulka3.D"/>
        <table:table-column table:style-name="Tabulka3.E"/>
        <table:table-row>
          <table:table-cell office:value-type="string">
            <text:p text:style-name="P1">Hebrejsky</text:p>
          </table:table-cell>
          <table:table-cell office:value-type="string">
            <text:p text:style-name="P1">Kořen</text:p>
          </table:table-cell>
          <table:table-cell office:value-type="string">
            <text:p text:style-name="P1">Výslovnost</text:p>
          </table:table-cell>
          <table:table-cell office:value-type="string">
            <text:p text:style-name="P1">Význam</text:p>
          </table:table-cell>
          <table:table-cell office:value-type="string">
            <text:p text:style-name="P1">Příklad</text:p>
          </table:table-cell>
        </table:table-row>
        <table:table-row>
          <table:table-cell office:value-type="string">
            <text:p text:style-name="P1">ראיון</text:p>
          </table:table-cell>
          <table:table-cell office:value-type="string">
            <text:p text:style-name="P1">ר.א.ה</text:p>
          </table:table-cell>
          <table:table-cell office:value-type="string">
            <text:p text:style-name="P1">Reajon</text:p>
          </table:table-cell>
          <table:table-cell office:value-type="string">
            <text:p text:style-name="P1">intervju / pohovor</text:p>
          </table:table-cell>
          <table:table-cell office:value-type="string">
            <text:p text:style-name="P1">ראיון עבודה קשה</text:p>
          </table:table-cell>
        </table:table-row>
        <table:table-row>
          <table:table-cell office:value-type="string">
            <text:p text:style-name="P1">משרה</text:p>
          </table:table-cell>
          <table:table-cell office:value-type="string">
            <text:p text:style-name="P1">ש.ר.ה</text:p>
          </table:table-cell>
          <table:table-cell office:value-type="string">
            <text:p text:style-name="P1">Misra</text:p>
          </table:table-cell>
          <table:table-cell office:value-type="string">
            <text:p text:style-name="P1">pracovní pozice</text:p>
          </table:table-cell>
          <table:table-cell office:value-type="string">
            <text:p text:style-name="P1">משרה מלאה או חלקית</text:p>
          </table:table-cell>
        </table:table-row>
        <table:table-row>
          <table:table-cell office:value-type="string">
            <text:p text:style-name="P1">ניסיון</text:p>
          </table:table-cell>
          <table:table-cell office:value-type="string">
            <text:p text:style-name="P1">נ.ס.ה</text:p>
          </table:table-cell>
          <table:table-cell office:value-type="string">
            <text:p text:style-name="P1">Nisajon</text:p>
          </table:table-cell>
          <table:table-cell office:value-type="string">
            <text:p text:style-name="P1">zkušenost</text:p>
          </table:table-cell>
          <table:table-cell office:value-type="string">
            <text:p text:style-name="P1">יש לי ניסיon רב</text:p>
          </table:table-cell>
        </table:table-row>
        <table:table-row>
          <table:table-cell office:value-type="string">
            <text:p text:style-name="P1">מעסיק</text:p>
          </table:table-cell>
          <table:table-cell office:value-type="string">
            <text:p text:style-name="P1">ע.ס.ק</text:p>
          </table:table-cell>
          <table:table-cell office:value-type="string">
            <text:p text:style-name="P1">Ma'asik</text:p>
          </table:table-cell>
          <table:table-cell office:value-type="string">
            <text:p text:style-name="P1">zaměstnavatel</text:p>
          </table:table-cell>
          <table:table-cell office:value-type="string">
            <text:p text:style-name="P1">המעסיק שלי נחמד</text:p>
          </table:table-cell>
        </table:table-row>
        <table:table-row>
          <table:table-cell office:value-type="string">
            <text:p text:style-name="P1">להתפטר</text:p>
          </table:table-cell>
          <table:table-cell office:value-type="string">
            <text:p text:style-name="P1">פ.ט.ר</text:p>
          </table:table-cell>
          <table:table-cell office:value-type="string">
            <text:p text:style-name="P1">Lehitpater</text:p>
          </table:table-cell>
          <table:table-cell office:value-type="string">
            <text:p text:style-name="P1">dát výpověď / rezignovat</text:p>
          </table:table-cell>
          <table:table-cell office:value-type="string">
            <text:p text:style-name="P1">החלטתי להתפטר מהעבודה</text:p>
          </table:table-cell>
        </table:table-row>
        <table:table-row>
          <table:table-cell office:value-type="string">
            <text:p text:style-name="P1">משכורת</text:p>
          </table:table-cell>
          <table:table-cell office:value-type="string">
            <text:p text:style-name="P1">ש.כ.ר</text:p>
          </table:table-cell>
          <table:table-cell office:value-type="string">
            <text:p text:style-name="P1">Maschoret</text:p>
          </table:table-cell>
          <table:table-cell office:value-type="string">
            <text:p text:style-name="P1">plat / mzda</text:p>
          </table:table-cell>
          <table:table-cell office:value-type="string">
            <text:p text:style-name="P1">משכורת גבוהה מאוד</text:p>
          </table:table-cell>
        </table:table-row>
        <table:table-row>
          <table:table-cell office:value-type="string">
            <text:p text:style-name="P1">חוזה</text:p>
          </table:table-cell>
          <table:table-cell office:value-type="string">
            <text:p text:style-name="P1">ח.ז.ה</text:p>
          </table:table-cell>
          <table:table-cell office:value-type="string">
            <text:p text:style-name="P1">Choze</text:p>
          </table:table-cell>
          <table:table-cell office:value-type="string">
            <text:p text:style-name="P1">smlouva / kontrakt</text:p>
          </table:table-cell>
          <table:table-cell office:value-type="string">
            <text:p text:style-name="P1">חתמנו על חוזה חדש</text:p>
          </table:table-cell>
        </table:table-row>
        <table:table-row>
          <table:table-cell office:value-type="string">
            <text:p text:style-name="P1">הטבות</text:p>
          </table:table-cell>
          <table:table-cell office:value-type="string">
            <text:p text:style-name="P1">ט.ו.ב</text:p>
          </table:table-cell>
          <table:table-cell office:value-type="string">
            <text:p text:style-name="P1">Hatavot</text:p>
          </table:table-cell>
          <table:table-cell office:value-type="string">
            <text:p text:style-name="P1">benefity / výhody</text:p>
          </table:table-cell>
          <table:table-cell office:value-type="string">
            <text:p text:style-name="P1">הטבות סוציאליות</text:p>
          </table:table-cell>
        </table:table-row>
        <table:table-row>
          <table:table-cell office:value-type="string">
            <text:p text:style-name="P1">לקדם</text:p>
          </table:table-cell>
          <table:table-cell office:value-type="string">
            <text:p text:style-name="P1">ק.ד.ם</text:p>
          </table:table-cell>
          <table:table-cell office:value-type="string">
            <text:p text:style-name="P1">Lekadem</text:p>
          </table:table-cell>
          <table:table-cell office:value-type="string">
            <text:p text:style-name="P1">povýšit / propagovat</text:p>
          </table:table-cell>
          <table:table-cell office:value-type="string">
            <text:p text:style-name="P1">הבוס רוצה לקדם אותי</text:p>
          </table:table-cell>
        </table:table-row>
        <table:table-row>
          <table:table-cell office:value-type="string">
            <text:p text:style-name="P1">קו"ח</text:p>
          </table:table-cell>
          <table:table-cell office:value-type="string">
            <text:p text:style-name="P1">ח.י.ה</text:p>
          </table:table-cell>
          <table:table-cell office:value-type="string">
            <text:p text:style-name="P1">Korot Chajim</text:p>
          </table:table-cell>
          <table:table-cell office:value-type="string">
            <text:p text:style-name="P1">životopis (CV)</text:p>
          </table:table-cell>
          <table:table-cell office:value-type="string">
            <text:p text:style-name="P1">שלחתי קו"ח למשרה</text:p>
          </table:table-cell>
        </table:table-row>
      </table:table>
      <text:p text:style-name="P1"/>
      <text:p text:style-name="P1"/>
      <text:p text:style-name="P1">Gramatický výklad: Kořeny a vzory (Miškalim)</text:p>
      <text:p text:style-name="P1">Všimněte si slova משכורת (Maschoret – plat). Jeho kořen je ש.כ.ר (S-K-R), což souvisí s „odměnou“ nebo „pronájmem“. Stejný kořen najdeme ve slově Sechar (mzda) nebo Lisckor (najmout si).</text:p>
      <text:p text:style-name="P1">Slovo ראיון (Reajon – pohovor) má kořen ר.א.ה (R-A-H), což je kořen pro „vidět“ (Lirot). Pohovor je tedy vlastně „vzájemné prohlédnutí“.</text:p>
      <text:p text:style-name="P1">Hebrejština funguje jako stavebnice: vezmete 3 písmena kořene a vložíte je do „formy“ (vzoru). Tady je to vzor Mi-Ka-Let pro Maschoret.</text:p>
      <text:p text:style-name="P1"/>
      <text:p text:style-name="P1">Anki Export (CSV pro import do Anki)</text:p>
      <text:p text:style-name="P1"><text:s/>1 ראיון (ר.א.ה);intervju / pohovor;Reajon;ראיון עבודה קשה</text:p>
      <text:p text:style-name="P1"><text:s/>2 משרה (ש.ר.ה);pracovní pozice;Misra;משרה מלאה או חלקית</text:p>
      <text:p text:style-name="P1"><text:s/>3 ניסיון (נ.ס.ה);zkušenost;Nisajon;יש לי ניסיון רב</text:p>
      <text:p text:style-name="P1"><text:s/>4 מעסיק (ע.ס.ק);zaměstnavatel;Ma'asik;המעסיק שלי נחמד</text:p>
      <text:p text:style-name="P1"><text:s/>5 להתפטר (פ.ט.ר);dát výpověď / rezignovat;Lehitpater;החלטתי להתפטר מהעבודה</text:p>
      <text:p text:style-name="P1"><text:s/>6 משכורת (ש.כ.ר);plat / mzda;Maschoret;משכורת גבוהה מאוד</text:p>
      <text:p text:style-name="P1"><text:s/>7 חוזה (ח.ז.ה);smlouva / kontrakt;Choze;חתמנו על חוזה חדש</text:p>
      <text:p text:style-name="P1"><text:s/>8 הטבות (ט.ו.ב);benefity / výhody;Hatavot;הטבות סוציאליות</text:p>
      <text:p text:style-name="P1"><text:s/>9 לקדם (ק.ד.ם);povýšit / propagovat;Lekadem;הבוס רוצה לקדם אותי</text:p>
      <text:p text:style-name="P4">10 קו"ח (ח.י.ה);životopis (CV);Korot Chajim;שלחתי קו"ח למשרה</text:p>
      <text:p text:style-name="P4"/>
      <text:p text:style-name="P5">Lekce 4: Psychologie a emoce (פסיכולוגיה ורגשות)</text:p>
      <text:p text:style-name="P4"/>
      <text:p text:style-name="P4"/>
      <text:p text:style-name="P6">Článek </text:p>
      <text:p text:style-name="P3">הבריאות הנפשית חשובה לא פחות מהבריאות הפיזית. אנשים רבים סובלים מתחושת חרדה או דיכאון בגלל הלחץ המודרני. המודעות לחשיבות הטיפול הפסיכולוגי עלתה בשנים האחרונות. פיתוח ביטחון עצמי ומציאת מקורות של אושר פנימי יכולים לשפר את איכות החיים באופן משמעותי. זיכרון של חוויות חיוביות עוזר לנו להתמודד עם סבל וקשיים</text:p>
      <text:p text:style-name="P4"/>
      <text:p text:style-name="P4"/>
      <text:p text:style-name="P4">Slovíčka </text:p>
      <table:table table:name="Tabulka4" table:style-name="Tabulka4">
        <table:table-column table:style-name="Tabulka4.A"/>
        <table:table-column table:style-name="Tabulka4.B"/>
        <table:table-column table:style-name="Tabulka4.C"/>
        <table:table-column table:style-name="Tabulka4.D"/>
        <table:table-column table:style-name="Tabulka4.E"/>
        <table:table-row>
          <table:table-cell office:value-type="string">
            <text:p text:style-name="P4">Hebrejsky</text:p>
          </table:table-cell>
          <table:table-cell office:value-type="string">
            <text:p text:style-name="P4">Kořen</text:p>
          </table:table-cell>
          <table:table-cell office:value-type="string">
            <text:p text:style-name="P4">Výslovnost</text:p>
          </table:table-cell>
          <table:table-cell office:value-type="string">
            <text:p text:style-name="P4">Význam</text:p>
          </table:table-cell>
          <table:table-cell office:value-type="string">
            <text:p text:style-name="P4">Příklad</text:p>
          </table:table-cell>
        </table:table-row>
        <table:table-row>
          <table:table-cell office:value-type="string">
            <text:p text:style-name="P4">רגש</text:p>
          </table:table-cell>
          <table:table-cell office:value-type="string">
            <text:p text:style-name="P4">ר.ג.ש</text:p>
          </table:table-cell>
          <table:table-cell office:value-type="string">
            <text:p text:style-name="P4">Regeš</text:p>
          </table:table-cell>
          <table:table-cell office:value-type="string">
            <text:p text:style-name="P4">emoce / cit</text:p>
          </table:table-cell>
          <table:table-cell office:value-type="string">
            <text:p text:style-name="P4">רגש חזק מאוד</text:p>
          </table:table-cell>
        </table:table-row>
        <table:table-row>
          <table:table-cell office:value-type="string">
            <text:p text:style-name="P4">תחושה</text:p>
          </table:table-cell>
          <table:table-cell office:value-type="string">
            <text:p text:style-name="P4">ח.ו.ש</text:p>
          </table:table-cell>
          <table:table-cell office:value-type="string">
            <text:p text:style-name="P4">Tchuša</text:p>
          </table:table-cell>
          <table:table-cell office:value-type="string">
            <text:p text:style-name="P4">pocit / vjem / senzace</text:p>
          </table:table-cell>
          <table:table-cell office:value-type="string">
            <text:p text:style-name="P4">תחושה של חופש</text:p>
          </table:table-cell>
        </table:table-row>
        <table:table-row>
          <table:table-cell office:value-type="string">
            <text:p text:style-name="P4">דיכאון</text:p>
          </table:table-cell>
          <table:table-cell office:value-type="string">
            <text:p text:style-name="P4">ד.כ.א</text:p>
          </table:table-cell>
          <table:table-cell office:value-type="string">
            <text:p text:style-name="P4">Dikaon</text:p>
          </table:table-cell>
          <table:table-cell office:value-type="string">
            <text:p text:style-name="P4">deprese</text:p>
          </table:table-cell>
          <table:table-cell office:value-type="string">
            <text:p text:style-name="P4">הוא סובל מדיכאון</text:p>
          </table:table-cell>
        </table:table-row>
        <table:table-row>
          <table:table-cell office:value-type="string">
            <text:p text:style-name="P4">חרדה</text:p>
          </table:table-cell>
          <table:table-cell office:value-type="string">
            <text:p text:style-name="P4">ח.ר.ד</text:p>
          </table:table-cell>
          <table:table-cell office:value-type="string">
            <text:p text:style-name="P4">Charada</text:p>
          </table:table-cell>
          <table:table-cell office:value-type="string">
            <text:p text:style-name="P4">úzkost / strach</text:p>
          </table:table-cell>
          <table:table-cell office:value-type="string">
            <text:p text:style-name="P4">התקף חרדה</text:p>
          </table:table-cell>
        </table:table-row>
        <table:table-row>
          <table:table-cell office:value-type="string">
            <text:p text:style-name="P4">מודעות</text:p>
          </table:table-cell>
          <table:table-cell office:value-type="string">
            <text:p text:style-name="P4">י.ד.ע</text:p>
          </table:table-cell>
          <table:table-cell office:value-type="string">
            <text:p text:style-name="P4">Muda'ut</text:p>
          </table:table-cell>
          <table:table-cell office:value-type="string">
            <text:p text:style-name="P4">povědomí / uvědomění</text:p>
          </table:table-cell>
          <table:table-cell office:value-type="string">
            <text:p text:style-name="P4">מודעות עצמית גבוהה</text:p>
          </table:table-cell>
        </table:table-row>
        <table:table-row>
          <table:table-cell office:value-type="string">
            <text:p text:style-name="P4">ביטחון</text:p>
          </table:table-cell>
          <table:table-cell office:value-type="string">
            <text:p text:style-name="P4">ב.ט.ח</text:p>
          </table:table-cell>
          <table:table-cell office:value-type="string">
            <text:p text:style-name="P4">Bitachon</text:p>
          </table:table-cell>
          <table:table-cell office:value-type="string">
            <text:p text:style-name="P4">bezpečí / sebevědomí</text:p>
          </table:table-cell>
          <table:table-cell office:value-type="string">
            <text:p text:style-name="P4">ביטחון עצמי</text:p>
          </table:table-cell>
        </table:table-row>
        <table:table-row>
          <table:table-cell office:value-type="string">
            <text:p text:style-name="P4">אושר</text:p>
          </table:table-cell>
          <table:table-cell office:value-type="string">
            <text:p text:style-name="P4">א.ש.ר</text:p>
          </table:table-cell>
          <table:table-cell office:value-type="string">
            <text:p text:style-name="P4">Ošer</text:p>
          </table:table-cell>
          <table:table-cell office:value-type="string">
            <text:p text:style-name="P4">štěstí</text:p>
          </table:table-cell>
          <table:table-cell office:value-type="string">
            <text:p text:style-name="P4">אושר אמיתי בחיים</text:p>
          </table:table-cell>
        </table:table-row>
        <table:table-row>
          <table:table-cell office:value-type="string">
            <text:p text:style-name="P4">סבל</text:p>
          </table:table-cell>
          <table:table-cell office:value-type="string">
            <text:p text:style-name="P4">ס.ב.ל</text:p>
          </table:table-cell>
          <table:table-cell office:value-type="string">
            <text:p text:style-name="P4">Sevel</text:p>
          </table:table-cell>
          <table:table-cell office:value-type="string">
            <text:p text:style-name="P4">utrpení</text:p>
          </table:table-cell>
          <table:table-cell office:value-type="string">
            <text:p text:style-name="P4">סבל פיזי ונפשי</text:p>
          </table:table-cell>
        </table:table-row>
        <table:table-row>
          <table:table-cell office:value-type="string">
            <text:p text:style-name="P4">זיכרון</text:p>
          </table:table-cell>
          <table:table-cell office:value-type="string">
            <text:p text:style-name="P4">ז.כ.ר</text:p>
          </table:table-cell>
          <table:table-cell office:value-type="string">
            <text:p text:style-name="P4">Zikaron</text:p>
          </table:table-cell>
          <table:table-cell office:value-type="string">
            <text:p text:style-name="P4">paměť / vzpomínka</text:p>
          </table:table-cell>
          <table:table-cell office:value-type="string">
            <text:p text:style-name="P4">זיכרון לטווח ארוך</text:p>
          </table:table-cell>
        </table:table-row>
        <table:table-row>
          <table:table-cell office:value-type="string">
            <text:p text:style-name="P4">השפעה</text:p>
          </table:table-cell>
          <table:table-cell office:value-type="string">
            <text:p text:style-name="P4">ש.פ.ע</text:p>
          </table:table-cell>
          <table:table-cell office:value-type="string">
            <text:p text:style-name="P4">Hašpa'a</text:p>
          </table:table-cell>
          <table:table-cell office:value-type="string">
            <text:p text:style-name="P4">vliv / dopad</text:p>
          </table:table-cell>
          <table:table-cell office:value-type="string">
            <text:p text:style-name="P4">השפעה חיובית עליי</text:p>
          </table:table-cell>
        </table:table-row>
      </table:table>
      <text:p text:style-name="P4"/>
      <text:p text:style-name="P4"/>
      <text:p text:style-name="P4">Gramatický výklad </text:p>
      <text:p text:style-name="P4">Všimněte si podstatného jména **תחושה** (Tchuša – pocit). Má kořen **ח.ו.ש** (Ch-W-Š), ze kterého pochází i sloveso *Lahuš* (cítit). Písmeno Vav uprostřed kořene se často v podstatných jménech mění na samohlásku „u“ nebo „o“. </text:p>
      <text:p text:style-name="P4">Dalším zajímavým slovem je **דיכאון** (Dikaon). Přípona **-on** se v hebrejštině často používá pro stavy, nemoci nebo abstraktní pojmy (např. *Zikaron* – paměť, *Ra'avon* – hlad). </text:p>
      <text:p text:style-name="P4"/>
      <text:p text:style-name="P4"/>
      <text:p text:style-name="P4">Anki Export (CSV pro import do Anki)</text:p>
      <text:p text:style-name="P4">רגש (ר.ג.ש);emoce / cit;Regeš;רגש חזק מאוד</text:p>
      <text:p text:style-name="P4">תחושה (ח.ו.ש);pocit / vjem / senzace;Tchuša;תחושה של חופש</text:p>
      <text:p text:style-name="P4">דיכאון (ד.כ.א);deprese;Dikaon;הוא סובל מדיכאון</text:p>
      <text:p text:style-name="P4">חרדה (ח.ר.ד);úzkost / strach;Charada;התקף חרדה</text:p>
      <text:p text:style-name="P4">מודעות (י.ד.ע);povědomí / uvědomění;Muda'ut;מודעות עצמית גבוהה</text:p>
      <text:p text:style-name="P4">ביטחון (ב.ט.ח);bezpečí / sebevědomí;Bitachon;ביטחון עצמי</text:p>
      <text:p text:style-name="P4">אושר (א.ש.ר);štěstí;Ošer;אושר אמיתי בחיים</text:p>
      <text:p text:style-name="P4">סבל (ס.ב.ל);utrpení;Sevel;סבל פיזי ונפשי</text:p>
      <text:p text:style-name="P4">זיכרון (ז.כ.ר);paměť / vzpomínka;Zikaron;זיכרון לטווח ארוך</text:p>
      <text:p text:style-name="P4">השפעה (ש.פ.ע);vliv / dopad;Hašpa'a;השפעה חיובית עליי</text:p>
      <text:p text:style-name="P4"/>
      <text:h text:style-name="P8" text:outline-level="3">Lekce 5: Právo a společnost (משפט וחברה)</text:h>
      <text:h text:style-name="Heading_20_4" text:outline-level="4">1. Článek (RTL)</text:h>
      <text:p text:style-name="Text_20_body">החוק במדינת ישראל מבטיח שוויון זכויות לכל האזרחים. כאשר אדם עובר על החוק, המשטרה חוקרת את המקרה והתובע מגיש כתב אישום לבית המשפט. במהלך המשפט, השופט מקשיב לעדויות של העדים ובוחן את הראיות. בסיום התהליך, השופט נותן פסק דין הקובע אם הנאשם אשם או זכאי. כל אדם זכאי לייצוג על ידי עורך דין כדי להגן על זכויותיו.</text:p>
      <text:h text:style-name="Heading_20_4" text:outline-level="4">2. Slovíčka (Středník pro tabulku)</text:h>
      <text:p text:style-name="Text_20_body">Hebrejsky;Kořen;Výslovnost;Význam;Příklad חוק;ח.ק.ק;Chok;zákon;לשמור על החוק זכות;ז.כ.ה;Zchut;právo (nárok);זכות הדיבור חובה;ח.ו.ב;Chova;povinnost;חובות ואזרחיות שופט;ש.פ.ט;Šofet;soudce;השופט נתן פסק דין עורך דין;ע.ר.ך;Orech Din;advokát / právník;עורך דין פלילי אשם;א.ש.ם;Ašam;vinný;הוא נמצא אשם עדות;ע.ו.ד;Edut;svědectví;עדות בבית המשפט ראיה;ר.א.ה;Reaja;důkaz;יש ראיות חזקות צדק;צ.ד.ק;Tzedek;spravedlnost;מערכת הצדק זכאי;ז.כ.ה;Zakai;nevinný / oprávněný;הנאשם נמצא זכאי</text:p>
      <text:h text:style-name="Heading_20_4" text:outline-level="4">3. Gramatika: Smichut v právu</text:h>
      <text:p text:style-name="Text_20_body">V právní hebrejštině se často používá vazba <text:span text:style-name="Strong_20_Emphasis">סמיכות</text:span> (Smichut). Například <text:span text:style-name="Strong_20_Emphasis">בית משפט</text:span> (Dům soudu = Soud). Všimněte si, že člen <text:span text:style-name="Strong_20_Emphasis">ה</text:span> se dává až před druhé slovo: <text:span text:style-name="Emphasis">Beit Ha-Mišpat</text:span>. Další příklad: <text:span text:style-name="Strong_20_Emphasis">פסק דין</text:span> (Rozsudek – doslova "řez soudu").</text:p>
      <text:h text:style-name="Heading_20_4" text:outline-level="4">4. Anki Export</text:h>
      <text:p text:style-name="Preformatted_20_Text"><text:span text:style-name="Source_20_Text">חוק (ח.ק.ק);zákon;Chok;לשמור על החוק</text:span></text:p>
      <text:p text:style-name="Preformatted_20_Text"><text:span text:style-name="Source_20_Text">זכות (ז.כ.ה);právo (nárok);Zchut;זכות הדיבור</text:span></text:p>
      <text:p text:style-name="Preformatted_20_Text"><text:span text:style-name="Source_20_Text">חובה (ח.ו.ב);povinnost;Chova;חובות ואזרחיות</text:span></text:p>
      <text:p text:style-name="Preformatted_20_Text"><text:span text:style-name="Source_20_Text">שופט (ש.פ.ט);soudce;Šofet;השופט נתן פסק דין</text:span></text:p>
      <text:p text:style-name="Preformatted_20_Text"><text:span text:style-name="Source_20_Text">עורך דין (ע.ר.ך);advokát / právník;Orech Din;עורך דין פלילי</text:span></text:p>
      <text:p text:style-name="Preformatted_20_Text"><text:span text:style-name="Source_20_Text">אשם (א.ש.ם);vinný;Ašam;הוא נמצא אשם</text:span></text:p>
      <text:p text:style-name="Preformatted_20_Text"><text:span text:style-name="Source_20_Text">עדות (ע.ו.ד);svědectví;Edut;עדות בבית המשפט</text:span></text:p>
      <text:p text:style-name="Preformatted_20_Text"><text:span text:style-name="Source_20_Text">ראיה (ר.א.ה);důkaz;Reaja;יש ראיות חזקות</text:span></text:p>
      <text:p text:style-name="Preformatted_20_Text"><text:span text:style-name="Source_20_Text">צדק (צ.ד.ק);spravedlnost;Tzedek;מערכת הצדק</text:span></text:p>
      <text:p text:style-name="P9"><text:span text:style-name="Source_20_Text">זכאי (ז.כ.ה);nevinný / oprávněný;Zakai;הנאשם נמצא זכאי</text:span></text:p>
      <text:p text:style-name="Horizontal_20_Line"/>
      <text:h text:style-name="Heading_20_3" text:outline-level="3">Lekce 6: Kultura a Volný čas (תרבות ופנאי)</text:h>
      <text:h text:style-name="Heading_20_4" text:outline-level="4">1. Článek (RTL)</text:h>
      <text:p text:style-name="Text_20_body">התרבות הישראלית עשירה ביצירתיות ובהשראה. בכל שנה מתקיימים פסטיבלים של מוזיקה, תיאטרון ואמנות ברחבי הארץ. תערוכה חדשה שנפתחה במוזיאון מציגה יצירות של אמנים צעירים המבטאים את הכישרון שלהם בדרכים חדשניות. הקהל הישראלי אוהב הופעות חיות וממלא את האולמות. הביקורת בעיתון ציינה כי הסגנון של האמנים משלב בין מסורת למודרניות, מה שהופך את הבילוי לחוויה בלתי נשכחת.</text:p>
      <text:h text:style-name="Heading_20_4" text:outline-level="4">2. Slovíčka (Středník pro tabulku)</text:h>
      <text:p text:style-name="Text_20_body">Hebrejsky;Kořen;Výslovnost;Význam;Příklad אמנות;א.מ.ן;Amanut;umění;אמנות מודרנית יצירה;י.צ.ר;Yetzira;dílo / tvorba;יצירת מופת הופعة;י.פ.ע;Hofa'a;představení / koncert;הופעה חיה תערוכה;ע.ר.ך;Ta'arucha;výstava;תערוכה במוזיאון השראה;ש.ר.ה;Hašra'a;inspirace;קיבלתי השראה כישרון;כ.ש.ר;Kišaron;talent;כישרון מוזיקלי קהל;ק.ה.ל;Kahal;publika / dav;קהל גדול ביקורת;ב.ק.<text:soft-page-break/>ר;Bikoret;kritika / recenze;ביקורת חיובית סגנון;ס.ג.נ;Signon;styl;סגנון אישי בילוי;ב.ל.ה;Biluy;zábava / trávení času;בילוי עם חברים</text:p>
      <text:h text:style-name="Heading_20_4" text:outline-level="4">3. Gramatika: Podstatná jména slovesná (Shem Pe'ula)</text:h>
      <text:p text:style-name="Text_20_body">Hebrejština tvoří podstatná jména ze sloves velmi pravidelně. Například sloveso <text:span text:style-name="Strong_20_Emphasis">לבלות</text:span> (Levalot – bavit se) tvoří podstatné jméno <text:span text:style-name="Strong_20_Emphasis">בילוי</text:span> (Biluy – zábava) podle vzoru kmenu Pi'el. Tento vzor (Ki-tu-y) je typický pro slovesa končící na písmeno He.</text:p>
      <text:h text:style-name="Heading_20_4" text:outline-level="4">4. Anki Export</text:h>
      <text:p text:style-name="Preformatted_20_Text"><text:span text:style-name="Source_20_Text">אמנות (א.מ.ן);umění;Amanut;אמנות מודרנית</text:span></text:p>
      <text:p text:style-name="Preformatted_20_Text"><text:span text:style-name="Source_20_Text">יצירה (י.צ.ר);dílo / tvorba;Yetzira;יצירת מופת</text:span></text:p>
      <text:p text:style-name="Preformatted_20_Text"><text:span text:style-name="Source_20_Text">הופעה (י.פ.ע);představení / koncert;Hofa'a;הופעה חיה</text:span></text:p>
      <text:p text:style-name="Preformatted_20_Text"><text:span text:style-name="Source_20_Text">תערוכה (ע.ר.ך);výstava;Ta'arucha;תערוכה במוזיאון</text:span></text:p>
      <text:p text:style-name="Preformatted_20_Text"><text:span text:style-name="Source_20_Text">השראה (ש.ר.ה);inspirace;Hašra'a;קיבלתי השראה</text:span></text:p>
      <text:p text:style-name="Preformatted_20_Text"><text:span text:style-name="Source_20_Text">כישרון (כ.ש.ר);talent;Kišaron;כישרון מוזיקלי</text:span></text:p>
      <text:p text:style-name="Preformatted_20_Text"><text:span text:style-name="Source_20_Text">קהל (ק.ה.ל);publika / dav;Kahal;קהל גדול</text:span></text:p>
      <text:p text:style-name="Preformatted_20_Text"><text:span text:style-name="Source_20_Text">ביקורת (ב.ק.ר);kritika / recenze;Bikoret;ביקורת חיובית</text:span></text:p>
      <text:p text:style-name="Preformatted_20_Text"><text:span text:style-name="Source_20_Text">סגנון (ס.ג.נ);styl;Signon;סגנון אישי</text:span></text:p>
      <text:p text:style-name="P9"><text:span text:style-name="Source_20_Text">בילוי (ב.ל.ה);zábava / trávení času;Biluy;בילוי עם חברים</text:span></text:p>
      <text:p text:style-name="Horizontal_20_Line"/>
      <text:h text:style-name="Heading_20_3" text:outline-level="3">Lekce 7: Slang a idiomy (סלנג וביטויים)</text:h>
      <text:h text:style-name="Heading_20_4" text:outline-level="4">1. Článek (RTL)</text:h>
      <text:p text:style-name="Text_20_body">למרות שהעברית הרשמית יפה מאוד, ביומיום הישראלים משתמשים בסלנג רב. אם מישהו אומר לכם "חבל על הזמן", הוא בדרך כלל מתכוון שמשהו היה מצוין, ולא שזה היה בזבוז זמן. המילה "תכלס" עוזרת לנו להגיע לעיקר השיחה. כשקורה משהו מביך, אנחנו קוראים לזה "פדיחה". בסופו של דבר, הכי חשוב שהכל יהיה "סבבה". אם תשתמשו בביטויים האלה "בקטנה", תרגישו הרבה יותר מחוברים לישראלים ברחוב.</text:p>
      <text:h text:style-name="Heading_20_4" text:outline-level="4">2. Slovíčka (Středník pro tabulku)</text:h>
      <text:p text:style-name="Text_20_body">Hebrejsky;Kořen;Výslovnost;Význam;Příklad סבבה;s.b.b;Sababa;v pohodě / OK;הכל סבבה פדיחה;f.d.ch;Fadiacha;trapas / ostuda;הייתה לי פדיחה אשכרה;---;Aškara;fakt / vážně (slang);הוא אשכרה אמר את זה תכלס;---;Tachles;vlastně / k věci;תכלס, אתה צודק בקטנה;ק.ט.נ;Bektana;v pohodě / maličkost;עזוב, זה בקטנה אחלה;---;Achla;skvělý / super;אחלה יום שיהיה לך כאילו;כ.א.ל;Ke'ilu;jako / jakoby;זה כאילו חלום נראה לי;ר.א.ה;Nir'e li;zdá se mi / myslím;נראה לי שזה נכון יאללה;---;Yalla;tak pojď / šup;יאללה, בוא נלך מביך;ב.ו.ך;Mevich;trapný / uvádějící do rozpaků;סיטואציה מביכה</text:p>
      <text:h text:style-name="Heading_20_4" text:outline-level="4">3. Gramatika: Slangové přejímky</text:h>
      <text:p text:style-name="Text_20_body">Hebrejský slang je fascinující mix. <text:span text:style-name="Strong_20_Emphasis">סבבה</text:span> pochází z arabštiny, <text:span text:style-name="Strong_20_Emphasis">תכלס</text:span> z jidiš (původně z hebrejského Tachlit - účel). Všimněte si, že u těchto slov kořeny často neuvádíme, protože nejsou součástí původního hebrejského slovesného systému, ale stala se pevnou součástí jazyka.</text:p>
      <text:h text:style-name="Heading_20_4" text:outline-level="4">4. Anki Export</text:h>
      <text:p text:style-name="Preformatted_20_Text"><text:span text:style-name="Source_20_Text">סבבה;v pohodě / OK;Sababa;הכל סבבה</text:span></text:p>
      <text:p text:style-name="Preformatted_20_Text"><text:span text:style-name="Source_20_Text">פדיחה;trapas / ostuda;Fadiacha;הייתה לי פדיחה</text:span></text:p>
      <text:p text:style-name="Preformatted_20_Text"><text:span text:style-name="Source_20_Text">אשכרה;fakt / vážně (slang);Aškara;הוא אשכרה אמר את זה</text:span></text:p>
      <text:p text:style-name="Preformatted_20_Text"><text:span text:style-name="Source_20_Text">תכלס;vlastně / k věci;Tachles;תכלס, אתה צודק</text:span></text:p>
      <text:p text:style-name="Preformatted_20_Text"><text:span text:style-name="Source_20_Text">בקטנה;v pohodě / maličkost;Bektana;עזוב, זה בקטנה</text:span></text:p>
      <text:p text:style-name="Preformatted_20_Text"><text:span text:style-name="Source_20_Text">אחלה;skvělý / super;Achla;אחלה יום שיהיה לך</text:span></text:p>
      <text:p text:style-name="Preformatted_20_Text"><text:soft-page-break/><text:span text:style-name="Source_20_Text">כאילו;jako / jakoby;Ke'ilu;זה כאילו חלום</text:span></text:p>
      <text:p text:style-name="Preformatted_20_Text"><text:span text:style-name="Source_20_Text">נראה לי;zdá se mi / myslím;Nir'e li;נראה לי שזה נכון</text:span></text:p>
      <text:p text:style-name="Preformatted_20_Text"><text:span text:style-name="Source_20_Text">יאללה;tak pojď / šup;Yalla;יאללה, בוא נלך</text:span></text:p>
      <text:p text:style-name="P9"><text:span text:style-name="Source_20_Text">מביך;trapný / uvádějící do rozpaků;Mevich;סיטואציה מביכה</text:span></text:p>
      <text:p text:style-name="Horizontal_20_Line"/>
      <text:h text:style-name="Heading_20_3" text:outline-level="3">Lekce 8: Zdraví a Medicína (בריאות ורפואה)</text:h>
      <text:h text:style-name="Heading_20_4" text:outline-level="4">1. Článek (RTL)</text:h>
      <text:p text:style-name="Text_20_body">כאשר מרגישים לא טוב, חשוב לקבוע תור לרופא בקופת החולים. הרופא מבצע בדיקה מקיפה כדי לאבחן את המחלה. אם יש כאב או דלקת, הרופא יכול לתת מרשם לתרופה מתאימה. במקרה של רגישות לתרופות מסוימות, יש לעדכן את הצוות הרפואי. לאחר קבלת הטיפול, מתחיל תהליך ההחלמה. חשוב להקשיב לגוף ולתת לו לנוח כדי לחזור לאיתנו במהירות.</text:p>
      <text:h text:style-name="Heading_20_4" text:outline-level="4">2. Slovíčka (Středník pro tabulku)</text:h>
      <text:p text:style-name="Text_20_body">Hebrejsky;Kořen;Výslovnost;Význam;Příklad טיפול;ט.פ.ל;Tipul;léčba / péče;טיפול רפואי בדיקה;ב.ד.ק;Bdika;kontrola / test;בדיקת דם תרופה;ר.פ.א;Trufa;lék;לקחת תרופה מרשם;ר.ש.ם;Miršam;recept (lékařský);מרשם מהרופא מחלה;ח.ל.ה;Machala;nemoc;מחלה קשה החלמה;ח.ל.ם;Hachlama;zotavení;החלמה מהירה כאב;כ.א.ב;Ke'ev;bolest;כאב ראש רגישות;ר.ג.ש;Regišut;citlivost / alergie;רגישות לפניצילין דלקת;ד.ל.ק;Daleket;zánět;דלקת גרון אבחנה;ב.ח.ן;Abchana;diagnóza;אבחנה מדויקת</text:p>
      <text:h text:style-name="Heading_20_4" text:outline-level="4">3. Gramatika: Kořen R.P.A (ר.פ.א)</text:h>
      <text:p text:style-name="Text_20_body">Tento kořen souvisí s léčením. Najdeme ho ve slovech: <text:span text:style-name="Strong_20_Emphasis">רופא</text:span> (Rofe - lékař), <text:span text:style-name="Strong_20_Emphasis">תרופה</text:span> (Trufa - lék), <text:span text:style-name="Strong_20_Emphasis">רפואה</text:span> (Refua - medicína) nebo v přání <text:span text:style-name="Strong_20_Emphasis">רפואה שלמה</text:span> (Refua šlema - brzké uzdravení). Pokud uvidíte tento kořen, vždy to souvisí se zdravím.</text:p>
      <text:h text:style-name="Heading_20_4" text:outline-level="4">4. Anki Export</text:h>
      <text:p text:style-name="Preformatted_20_Text"><text:span text:style-name="Source_20_Text">טיפול (ט.פ.ל);léčba / péče;Tipul;טיפול רפואי</text:span></text:p>
      <text:p text:style-name="Preformatted_20_Text"><text:span text:style-name="Source_20_Text">בדיקה (ב.ד.ק);kontrola / test;Bdika;בדיקת דם</text:span></text:p>
      <text:p text:style-name="Preformatted_20_Text"><text:span text:style-name="Source_20_Text">תרופה (ר.פ.א);lék;Trufa;לקחת תרופה</text:span></text:p>
      <text:p text:style-name="Preformatted_20_Text"><text:span text:style-name="Source_20_Text">מרשם (ר.ש.ם);recept (lékařský);Miršam;מרשם מהרופא</text:span></text:p>
      <text:p text:style-name="Preformatted_20_Text"><text:span text:style-name="Source_20_Text">מחלה (ח.ל.ה);nemoc;Machala;מחלה קשה</text:span></text:p>
      <text:p text:style-name="Preformatted_20_Text"><text:span text:style-name="Source_20_Text">החלמה (ח.ל.ם);zotavení;Hachlama;החלמה מהירה</text:span></text:p>
      <text:p text:style-name="Preformatted_20_Text"><text:span text:style-name="Source_20_Text">כאב (כ.א.ב);bolest;Ke'ev;כאב ראש</text:span></text:p>
      <text:p text:style-name="Preformatted_20_Text"><text:span text:style-name="Source_20_Text">רגישות (ר.ג.ש);citlivost / alergie;Regišut;רגישות לפניצילין</text:span></text:p>
      <text:p text:style-name="Preformatted_20_Text"><text:span text:style-name="Source_20_Text">דלקת (ד.ל.ק);zánět;Daleket;דלקת גרון</text:span></text:p>
      <text:p text:style-name="P9"><text:span text:style-name="Source_20_Text">אבחנה (ב.ח.ן);diagnóza;Abchana;אבחנה מדויקת</text:span></text:p>
      <text:p text:style-name="Horizontal_20_Line"/>
      <text:h text:style-name="Heading_20_3" text:outline-level="3">Lekce 9: Příroda a Cestování (טבע וטיולים)</text:h>
      <text:h text:style-name="Heading_20_4" text:outline-level="4">1. Článek (RTL)</text:h>
      <text:p text:style-name="Text_20_body">הטבע בישראל מגוון מאוד, מהחרמון בצפון ועד אילת בדרום. ישראלים רבים אוהבים לצאת לטיולים בשמורות טבע וללכת במסלולים מאתגרים. הנוף מהרי הגולן או מהרי אילת עוצר נשימה. חשוב מאוד לשמור על הסביבה ולמנוע זיהום כדי להגן על חיות הבר. מדריך טיולים מנוסה יכול להוסיף ידע רב על ההיסטוריה והגיאולוגיה של האתר. כל הרפתקה בטבע היא הזדמנות להתנתק מהלחץ וליהנות מהחופש.</text:p>
      <text:h text:style-name="Heading_20_4" text:outline-level="4"><text:soft-page-break/>2. Slovíčka (Středník pro tabulku)</text:h>
      <text:p text:style-name="Text_20_body">Hebrejsky;Kořen;Výslovnost;Význam;Příklad נוף;נ.ו.ף;Nof;výhled / krajina;נוף מרהיב מסלול;ס.ל.ל;Maslul;trasa / cesta;מסלול הליכה שמורה;ש.מ.ר;Šmura;rezervace;שמורת טבע סביבה;ס.ב.ב;Sviva;prostředí;איכות הסביבה זיהום;ז.ה.ם;Zihum;znečištění;זיהום אוויר שימור;ש.מ.ר;Šimur;ochrana / konzervace;שימור הטבע חופש;ח.פ.ש;Chofeš;svoboda / volno;לצאת לחופש הרפתקה;---;Harpatka;dobrodružství;הרפתקה גדולה אתר;---;Atar;místo / památka / web;אתר מורשת מדריך;ד.ר.ך;Madrich;průvodce;מדריך טיולים</text:p>
      <text:h text:style-name="Heading_20_4" text:outline-level="4">3. Gramatika: Předpona M- (מ)</text:h>
      <text:p text:style-name="Text_20_body">Předpona <text:span text:style-name="Strong_20_Emphasis">מ</text:span> se často používá k vytvoření místa (<text:span text:style-name="Strong_20_Emphasis">מקום</text:span> - Makom), nástroje nebo osoby, která něco dělá. <text:span text:style-name="Strong_20_Emphasis">מדריך</text:span> (Madrich) je ten, kdo ukazuje cestu (<text:span text:style-name="Strong_20_Emphasis">דרך</text:span> - Derech). <text:span text:style-name="Strong_20_Emphasis">מסלול</text:span> (Maslul) je vyznačená cesta.</text:p>
      <text:h text:style-name="Heading_20_4" text:outline-level="4">4. Anki Export</text:h>
      <text:p text:style-name="Preformatted_20_Text"><text:span text:style-name="Source_20_Text">נוף (נ.ו.ף);výhled / krajina;Nof;נוף מרהיב</text:span></text:p>
      <text:p text:style-name="Preformatted_20_Text"><text:span text:style-name="Source_20_Text">מסלול (ס.ל.ל);trasa / cesta;Maslul;מסלול הליכה</text:span></text:p>
      <text:p text:style-name="Preformatted_20_Text"><text:span text:style-name="Source_20_Text">שמורה (ש.מ.ר);rezervace;Šmura;שמורת טבע</text:span></text:p>
      <text:p text:style-name="Preformatted_20_Text"><text:span text:style-name="Source_20_Text">סביבה (ס.ב.ב);prostředí;Sviva;איכות הסביבה</text:span></text:p>
      <text:p text:style-name="Preformatted_20_Text"><text:span text:style-name="Source_20_Text">זיהום (ז.ה.ם);znečištění;Zihum;זיהום אוויר</text:span></text:p>
      <text:p text:style-name="Preformatted_20_Text"><text:span text:style-name="Source_20_Text">שימור (ש.מ.ר);ochrana / konzervace;Šimur;שימור הטבע</text:span></text:p>
      <text:p text:style-name="Preformatted_20_Text"><text:span text:style-name="Source_20_Text">חופש (ח.פ.ש);svoboda / volno;Chofeš;לצאת לחופש</text:span></text:p>
      <text:p text:style-name="Preformatted_20_Text"><text:span text:style-name="Source_20_Text">הרפתקה;dobrodružství;Harpatka;הרפתקה גדולה</text:span></text:p>
      <text:p text:style-name="Preformatted_20_Text"><text:span text:style-name="Source_20_Text">אתר;místo / památka / web;Atar;אתר מורשת</text:span></text:p>
      <text:p text:style-name="P9"><text:span text:style-name="Source_20_Text">מדריך (ד.ר.ך);průvodce;Madrich;מדריך טיולים</text:span></text:p>
      <text:p text:style-name="Horizontal_20_Line"/>
      <text:h text:style-name="Heading_20_3" text:outline-level="3">Lekce 10: Vzdělání a Věda (חינוך ומדע)</text:h>
      <text:h text:style-name="Heading_20_4" text:outline-level="4">1. Článek (RTL)</text:h>
      <text:p text:style-name="Text_20_body">השכלה היא המפתח להצלחה בעידן המודרני. אוניברסיטאות בישראל נחשב <text:s/>ות למוסדות מחקר מובילים בעולם. סטודנטים רבים לומדים לתואר ראשון ושני במגוון תחומים ומפתחים מיומנויות חדשות. הממשלה מעניקה מלגות לסטודנטים מצטיינים כדי לעודד למידה וגילויים מדעיים. כל שיעור באוניברסיטה מרחיב את הידע ותורם להתפתחות האישית והמקצועית של הדור הבא.</text:p>
      <text:h text:style-name="Heading_20_4" text:outline-level="4">2. Slovíčka (Středník pro tabulku)</text:h>
      <text:p text:style-name="Text_20_body">Hebrejsky;Kořen;Výslovnost;Význam;Příklad מחקר;ח.ק.ר;Mechkar;výzkum;מחקר מדעי השכלה;ש.כ.ל;Haskala;vzdělání;השכלה גבוהה מיומנות;י.מ.נ;Mejummanut;dovednost;מיומנויות למידה שיעור;ש.ע.ר;Ši'ur;lekce / hodina;שיעור עברית מלגה;מ.ל.ג;Milga;stipendium;קיבלתי מלגה מוסד;י.ס.ד;Mosad;instituce / ústav;מוסד אקדמי תואר;ת.א.ר;To'ar;titul (akademický);תואר ראשון ידע;י.ד.ع;Yeda;znalosti / vědění;ידע רב למידה;ל.מ.ד;Lemida;učení se (proces);שיטות למידה גילוי;ג.ל.ה;Giluy;objev;גילוי חדש</text:p>
      <text:h text:style-name="Heading_20_4" text:outline-level="4">3. Gramatický postřeh: Kořen J.D.A (י.ד.ע)</text:h>
      <text:p text:style-name="Text_20_body">Z tohoto kořene máme <text:span text:style-name="Strong_20_Emphasis">ידע</text:span> (Yeda - znalost), <text:span text:style-name="Strong_20_Emphasis">מודעות</text:span> (Muda'ut - povědomí), <text:span text:style-name="Strong_20_Emphasis">מדע</text:span> (Mada - věda) a samozřejmě sloveso <text:span text:style-name="Strong_20_Emphasis">לדעת</text:span> (Lada'at - vědět). Všimněte si, jak se kořenové písmeno "Jod" na začátku v některých tvarech mění na "Vav" (Muda'ut).</text:p>
      <text:h text:style-name="Heading_20_4" text:outline-level="4"><text:soft-page-break/>4. Anki Export</text:h>
      <text:p text:style-name="Preformatted_20_Text"><text:span text:style-name="Source_20_Text">מחקר (ח.ק.ר);výzkum;Mechkar;מחקר מדעי</text:span></text:p>
      <text:p text:style-name="Preformatted_20_Text"><text:span text:style-name="Source_20_Text">השכלה (ש.כ.ל);vzdělání;Haskala;השכלה גבוהה</text:span></text:p>
      <text:p text:style-name="Preformatted_20_Text"><text:span text:style-name="Source_20_Text">מיומנות (י.מ.נ);dovednost;Mejummanut;מיומנויות למידה</text:span></text:p>
      <text:p text:style-name="Preformatted_20_Text"><text:span text:style-name="Source_20_Text">שיעור (ש.ע.ר);lekce / hodina;Ši'ur;שיעור עברית</text:span></text:p>
      <text:p text:style-name="Preformatted_20_Text"><text:span text:style-name="Source_20_Text">מלגה (מ.ל.ג);stipendium;Milga;קיבלתי מלגה</text:span></text:p>
      <text:p text:style-name="Preformatted_20_Text"><text:span text:style-name="Source_20_Text">מוסד (י.ס.ד);instituce / ústav;Mosad;מוסד אקדמי</text:span></text:p>
      <text:p text:style-name="Preformatted_20_Text"><text:span text:style-name="Source_20_Text">תואר (ת.א.ר);titul (akademický);To'ar;תואר ראשון</text:span></text:p>
      <text:p text:style-name="Preformatted_20_Text"><text:span text:style-name="Source_20_Text">ידע (י.ד.ע);znalosti / vědění;Yeda;ידע רב</text:span></text:p>
      <text:p text:style-name="Preformatted_20_Text"><text:span text:style-name="Source_20_Text">למידה (ל.מ.ד);učení se (proces);Lemida;שיטות למידה</text:span></text:p>
      <text:p text:style-name="P9"><text:span text:style-name="Source_20_Text">גילוי (ג.ל.ה);objev;Giluy;גילוי חדש</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ka CLM" svg:font-family="'Anka CLM'" style:font-pitch="variable"/>
    <style:font-face style:name="David CLM" svg:font-family="'David CLM'" style:font-pitch="variable"/>
    <style:font-face style:name="David CLM1" svg:font-family="'David CLM'" style:font-family-generic="system" style:font-pitch="variable"/>
    <style:font-face style:name="Frank Ruehl CLM" svg:font-family="'Frank Ruehl CL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Noto Sans Hebrew" svg:font-family="'Noto Sans Hebrew'" style:font-family-generic="system" style:font-pitch="variable"/>
    <style:font-face style:name="Ubuntu" svg:font-family="Ubuntu"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WenQuanYi Micro Hei" style:font-size-asian="10.5pt" style:language-asian="zh" style:country-asian="CN" style:font-name-complex="Liberation Serif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WenQuanYi Micro Hei" style:font-size-asian="10.5pt" style:language-asian="zh" style:country-asian="CN" style:font-name-complex="Liberation Serif2"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 style:font-family-complex="'Liberation Serif'" style:font-family-generic-complex="roman"/>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David CLM1" style:font-family-complex="'David CLM'"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9:12:46.919975317</meta:creation-date>
    <dc:date>2026-03-11T15:07:08.362113227</dc:date>
    <meta:editing-duration>P4DT12H35S</meta:editing-duration>
    <meta:editing-cycles>6</meta:editing-cycles>
    <meta:generator>LibreOffice/7.4.7.2$Linux_X86_64 LibreOffice_project/40$Build-2</meta:generator>
    <meta:document-statistic meta:table-count="4" meta:image-count="0" meta:object-count="0" meta:page-count="9" meta:paragraph-count="383" meta:word-count="2236" meta:character-count="16835" meta:non-whitespace-character-count="14936"/>
  </office:meta>
</office:document-meta>
</file>